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82D48532A8AC4C7.png" manifest:media-type="image/png"/>
  <manifest:file-entry manifest:full-path="Pictures/10000201000007800000043815767D032FE86B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5f13" officeooo:paragraph-rsid="00055f1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3.913cm, -0.12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5.798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2">Assignment 8 – AVL TREE </text:p>
      <text:p text:style-name="P2">output - </text:p>
      <text:p text:style-name="P1"/>
      <text:p text:style-name="P1"/>
      <text:p text:style-name="P1"/>
      <text:p text:style-name="P1"/>
      <text:p text:style-name="Standard"/>
      <text:p text:style-name="Standard"><draw:frame draw:style-name="fr1" draw:name="Image2" text:anchor-type="char" svg:x="-1.505cm" svg:y="0.328cm" svg:width="10.209cm" svg:height="17.355cm" draw:z-index="1"><draw:image xlink:href="Pictures/10000201000007800000043815767D032FE86BF3.png" xlink:type="simple" xlink:show="embed" xlink:actuate="onLoad" loext:mime-type="image/png"/></draw:frame><draw:frame draw:style-name="fr2" draw:name="Image1" text:anchor-type="char" svg:x="9.255cm" svg:y="0.333cm" svg:width="9.234cm" svg:height="17.598cm" draw:z-index="0"><draw:image xlink:href="Pictures/100002010000078000000438982D48532A8AC4C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4T09:11:41.401212894</meta:creation-date>
    <dc:date>2025-04-04T09:15:27.713438348</dc:date>
    <meta:editing-duration>PT3M46S</meta:editing-duration>
    <meta:editing-cycles>1</meta:editing-cycles>
    <meta:document-statistic meta:table-count="0" meta:image-count="2" meta:object-count="0" meta:page-count="1" meta:paragraph-count="2" meta:word-count="6" meta:character-count="33" meta:non-whitespace-character-count="26"/>
    <meta:generator>LibreOffice/6.4.7.2$Linux_X86_64 LibreOffice_project/40$Build-2</meta:generator>
  </office:meta>
</office:document-meta>
</file>